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9999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pr1" style:family="presentation" style:parent-style-name="Výchozí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>
        <office:forms form:automatic-focus="false" form:apply-design-mode="false"/>
        <draw:custom-shape draw:style-name="gr1" draw:text-style-name="P2" draw:layer="layout" svg:width="21.6cm" svg:height="3.6cm" svg:x="3.2cm" svg:y="8.7cm">
          <text:p text:style-name="P1"><text:span text:style-name="T1">INTERSET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9561.55733530855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Zeman</meta:initial-creator>
    <meta:creation-date>2014-06-13T23:22:31.076000000</meta:creation-date>
    <dc:date>2014-06-15T13:23:17.014000000</dc:date>
    <dc:creator>Daniel Zeman</dc:creator>
    <meta:editing-duration>PT7M49S</meta:editing-duration>
    <meta:editing-cycles>1</meta:editing-cycles>
    <meta:generator>LibreOffice/4.1.4.2$Windows_x86 LibreOffice_project/0a0440ccc0227ad9829de5f46be37cfb6edcf72</meta:generator>
    <meta:document-statistic meta:object-count="24"/>
  </office:meta>
</office:document-meta>
</file>